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5.8229in" fo:margin-left="0.8792in" table:align="left"/>
    </style:style>
    <style:style style:name="Table1.A" style:family="table-column">
      <style:table-column-properties style:column-width="1.2708in"/>
    </style:style>
    <style:style style:name="Table1.B" style:family="table-column">
      <style:table-column-properties style:column-width="0.875in"/>
    </style:style>
    <style:style style:name="Table1.C" style:family="table-column">
      <style:table-column-properties style:column-width="0.75in"/>
    </style:style>
    <style:style style:name="Table1.E" style:family="table-column">
      <style:table-column-properties style:column-width="2.177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5.8229in" fo:margin-left="0.8792in" table:align="left"/>
    </style:style>
    <style:style style:name="Table2.A" style:family="table-column">
      <style:table-column-properties style:column-width="1.2708in"/>
    </style:style>
    <style:style style:name="Table2.B" style:family="table-column">
      <style:table-column-properties style:column-width="0.875in"/>
    </style:style>
    <style:style style:name="Table2.C" style:family="table-column">
      <style:table-column-properties style:column-width="0.75in"/>
    </style:style>
    <style:style style:name="Table2.E" style:family="table-column">
      <style:table-column-properties style:column-width="2.1771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3f14c" officeooo:paragraph-rsid="0013f14c"/>
    </style:style>
    <style:style style:name="P2" style:family="paragraph" style:parent-style-name="Standard">
      <style:text-properties officeooo:rsid="001def68" officeooo:paragraph-rsid="001def68"/>
    </style:style>
    <style:style style:name="P3" style:family="paragraph" style:parent-style-name="Table_20_Contents">
      <style:text-properties officeooo:rsid="000d998d" officeooo:paragraph-rsid="000d998d"/>
    </style:style>
    <style:style style:name="P4" style:family="paragraph" style:parent-style-name="Table_20_Contents">
      <style:text-properties officeooo:rsid="000d998d" officeooo:paragraph-rsid="000eab8d"/>
    </style:style>
    <style:style style:name="P5" style:family="paragraph" style:parent-style-name="Table_20_Contents">
      <style:text-properties officeooo:rsid="000d998d" officeooo:paragraph-rsid="000f7733"/>
    </style:style>
    <style:style style:name="P6" style:family="paragraph" style:parent-style-name="Table_20_Contents">
      <style:text-properties officeooo:rsid="000eab8d" officeooo:paragraph-rsid="000eab8d"/>
    </style:style>
    <style:style style:name="P7" style:family="paragraph" style:parent-style-name="Table_20_Contents">
      <style:text-properties officeooo:rsid="000eab8d" officeooo:paragraph-rsid="000f7733"/>
    </style:style>
    <style:style style:name="P8" style:family="paragraph" style:parent-style-name="Table_20_Contents">
      <style:paragraph-properties>
        <style:tab-stops>
          <style:tab-stop style:position="0.7189in"/>
        </style:tab-stops>
      </style:paragraph-properties>
      <style:text-properties officeooo:rsid="000eab8d" officeooo:paragraph-rsid="000eab8d"/>
    </style:style>
    <style:style style:name="P9" style:family="paragraph" style:parent-style-name="Table_20_Contents">
      <style:text-properties officeooo:rsid="000f7733" officeooo:paragraph-rsid="000f7733"/>
    </style:style>
    <style:style style:name="P10" style:family="paragraph" style:parent-style-name="Table_20_Contents">
      <style:text-properties officeooo:rsid="001778e8" officeooo:paragraph-rsid="001778e8"/>
    </style:style>
    <style:style style:name="P11" style:family="paragraph" style:parent-style-name="Table_20_Contents">
      <style:text-properties officeooo:rsid="0018c21c" officeooo:paragraph-rsid="0018c21c"/>
    </style:style>
    <style:style style:name="P12" style:family="paragraph" style:parent-style-name="Table_20_Contents">
      <style:text-properties officeooo:rsid="001def68" officeooo:paragraph-rsid="001def68"/>
    </style:style>
    <style:style style:name="P13" style:family="paragraph" style:parent-style-name="Standard" style:list-style-name="L1">
      <style:text-properties officeooo:rsid="000d998d" officeooo:paragraph-rsid="001225cc"/>
    </style:style>
    <style:style style:name="P14" style:family="paragraph" style:parent-style-name="Standard">
      <style:text-properties officeooo:rsid="000d998d" officeooo:paragraph-rsid="000d998d"/>
    </style:style>
    <style:style style:name="P15" style:family="paragraph" style:parent-style-name="Standard">
      <style:text-properties officeooo:rsid="000d998d" officeooo:paragraph-rsid="001225cc"/>
    </style:style>
    <style:style style:name="P16" style:family="paragraph" style:parent-style-name="Standard" style:list-style-name="L2">
      <style:text-properties officeooo:paragraph-rsid="001def68"/>
    </style:style>
    <style:style style:name="P17" style:family="paragraph" style:parent-style-name="Standard" style:list-style-name="L2">
      <style:text-properties officeooo:paragraph-rsid="00254ac7"/>
    </style:style>
    <style:style style:name="P18" style:family="paragraph" style:parent-style-name="Standard" style:list-style-name="L2">
      <style:text-properties officeooo:rsid="000f7733" officeooo:paragraph-rsid="000f7733"/>
    </style:style>
    <style:style style:name="P19" style:family="paragraph" style:parent-style-name="Standard" style:list-style-name="L2">
      <style:text-properties officeooo:rsid="000f7733" officeooo:paragraph-rsid="00254ac7"/>
    </style:style>
    <style:style style:name="P20" style:family="paragraph" style:parent-style-name="Standard">
      <style:text-properties officeooo:rsid="000f7733" officeooo:paragraph-rsid="00254ac7"/>
    </style:style>
    <style:style style:name="P21" style:family="paragraph" style:parent-style-name="Standard" style:list-style-name="L2">
      <style:text-properties officeooo:rsid="00114628" officeooo:paragraph-rsid="00114628"/>
    </style:style>
    <style:style style:name="P22" style:family="paragraph" style:parent-style-name="Standard" style:list-style-name="L2">
      <style:text-properties officeooo:rsid="00114628" officeooo:paragraph-rsid="00254ac7"/>
    </style:style>
    <style:style style:name="P23" style:family="paragraph" style:parent-style-name="Standard" style:list-style-name="L2">
      <style:text-properties officeooo:rsid="001225cc" officeooo:paragraph-rsid="001225cc"/>
    </style:style>
    <style:style style:name="P24" style:family="paragraph" style:parent-style-name="Standard" style:list-style-name="L2">
      <style:text-properties officeooo:rsid="001225cc" officeooo:paragraph-rsid="00254ac7"/>
    </style:style>
    <style:style style:name="P25" style:family="paragraph" style:parent-style-name="Standard" style:list-style-name="L2">
      <style:text-properties officeooo:rsid="0013a1a9" officeooo:paragraph-rsid="0013a1a9"/>
    </style:style>
    <style:style style:name="P26" style:family="paragraph" style:parent-style-name="Standard" style:list-style-name="L2">
      <style:text-properties officeooo:rsid="0013a1a9" officeooo:paragraph-rsid="001def68"/>
    </style:style>
    <style:style style:name="P27" style:family="paragraph" style:parent-style-name="Standard" style:list-style-name="L2">
      <style:text-properties officeooo:rsid="001def68" officeooo:paragraph-rsid="001def68"/>
    </style:style>
    <style:style style:name="P28" style:family="paragraph" style:parent-style-name="Standard" style:list-style-name="L2">
      <style:text-properties officeooo:rsid="0013f14c" officeooo:paragraph-rsid="0013f14c"/>
    </style:style>
    <style:style style:name="P29" style:family="paragraph" style:parent-style-name="Standard" style:list-style-name="L2">
      <style:text-properties officeooo:rsid="0013f14c" officeooo:paragraph-rsid="001e9866"/>
    </style:style>
    <style:style style:name="P30" style:family="paragraph" style:parent-style-name="Standard" style:list-style-name="L2">
      <style:text-properties officeooo:rsid="00140f41" officeooo:paragraph-rsid="00140f41"/>
    </style:style>
    <style:style style:name="P31" style:family="paragraph" style:parent-style-name="Standard" style:list-style-name="L2">
      <style:text-properties officeooo:rsid="00140f41" officeooo:paragraph-rsid="00254ac7"/>
    </style:style>
    <style:style style:name="P32" style:family="paragraph" style:parent-style-name="Standard" style:list-style-name="L2">
      <style:text-properties officeooo:rsid="0020b8f9" officeooo:paragraph-rsid="0020b8f9"/>
    </style:style>
    <style:style style:name="P33" style:family="paragraph" style:parent-style-name="Standard" style:list-style-name="L2">
      <style:text-properties officeooo:rsid="0020b8f9" officeooo:paragraph-rsid="00254ac7"/>
    </style:style>
    <style:style style:name="P34" style:family="paragraph" style:parent-style-name="Standard" style:list-style-name="L2">
      <style:text-properties officeooo:rsid="0022e025" officeooo:paragraph-rsid="00254ac7"/>
    </style:style>
    <style:style style:name="P35" style:family="paragraph" style:parent-style-name="Standard">
      <style:text-properties officeooo:rsid="0022e025" officeooo:paragraph-rsid="0022e025"/>
    </style:style>
    <style:style style:name="P36" style:family="paragraph" style:parent-style-name="Standard">
      <style:text-properties officeooo:rsid="0022e025" officeooo:paragraph-rsid="00254ac7"/>
    </style:style>
    <style:style style:name="P37" style:family="paragraph" style:parent-style-name="Standard" style:list-style-name="L2">
      <style:text-properties officeooo:rsid="00254ac7" officeooo:paragraph-rsid="00254ac7"/>
    </style:style>
    <style:style style:name="P38" style:family="paragraph" style:parent-style-name="Standard">
      <style:text-properties officeooo:rsid="00254ac7" officeooo:paragraph-rsid="00254ac7"/>
    </style:style>
    <style:style style:name="P39" style:family="paragraph" style:parent-style-name="Table_20_Contents">
      <style:text-properties officeooo:rsid="0022b7b1" officeooo:paragraph-rsid="0022b7b1"/>
    </style:style>
    <style:style style:name="P40" style:family="paragraph" style:parent-style-name="Table_20_Contents">
      <style:text-properties officeooo:rsid="000d998d" officeooo:paragraph-rsid="00254ac7"/>
    </style:style>
    <style:style style:name="P41" style:family="paragraph" style:parent-style-name="Table_20_Contents">
      <style:paragraph-properties>
        <style:tab-stops>
          <style:tab-stop style:position="0.7189in"/>
        </style:tab-stops>
      </style:paragraph-properties>
      <style:text-properties officeooo:rsid="000eab8d" officeooo:paragraph-rsid="00254ac7"/>
    </style:style>
    <style:style style:name="P42" style:family="paragraph" style:parent-style-name="Table_20_Contents">
      <style:text-properties officeooo:rsid="000eab8d" officeooo:paragraph-rsid="00254ac7"/>
    </style:style>
    <style:style style:name="P43" style:family="paragraph" style:parent-style-name="Table_20_Contents">
      <style:text-properties officeooo:rsid="000f7733" officeooo:paragraph-rsid="00254ac7"/>
    </style:style>
    <style:style style:name="P44" style:family="paragraph" style:parent-style-name="Table_20_Contents">
      <style:text-properties officeooo:rsid="001778e8" officeooo:paragraph-rsid="00254ac7"/>
    </style:style>
    <style:style style:name="P45" style:family="paragraph" style:parent-style-name="Table_20_Contents">
      <style:text-properties officeooo:rsid="0018c21c" officeooo:paragraph-rsid="00254ac7"/>
    </style:style>
    <style:style style:name="P46" style:family="paragraph" style:parent-style-name="Table_20_Contents">
      <style:text-properties officeooo:rsid="001def68" officeooo:paragraph-rsid="00254ac7"/>
    </style:style>
    <style:style style:name="P47" style:family="paragraph" style:parent-style-name="Table_20_Contents">
      <style:text-properties officeooo:rsid="00254ac7" officeooo:paragraph-rsid="00254ac7"/>
    </style:style>
    <style:style style:name="T1" style:family="text">
      <style:text-properties officeooo:rsid="000eab8d"/>
    </style:style>
    <style:style style:name="T2" style:family="text">
      <style:text-properties officeooo:rsid="001225cc"/>
    </style:style>
    <style:style style:name="T3" style:family="text">
      <style:text-properties officeooo:rsid="00140f41"/>
    </style:style>
    <style:style style:name="T4" style:family="text">
      <style:text-properties officeooo:rsid="0018c21c"/>
    </style:style>
    <style:style style:name="T5" style:family="text">
      <style:text-properties officeooo:rsid="001b9795"/>
    </style:style>
    <style:style style:name="T6" style:family="text">
      <style:text-properties officeooo:rsid="001bc4a4"/>
    </style:style>
    <style:style style:name="T7" style:family="text">
      <style:text-properties officeooo:rsid="001cf68f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officeooo:rsid="001def68"/>
    </style:style>
    <style:style style:name="T10" style:family="text">
      <style:text-properties officeooo:rsid="001e9866"/>
    </style:style>
    <style:style style:name="T11" style:family="text">
      <style:text-properties officeooo:rsid="0020b8f9"/>
    </style:style>
    <style:style style:name="T12" style:family="text">
      <style:text-properties officeooo:rsid="0022e025"/>
    </style:style>
    <style:style style:name="T13" style:family="text">
      <style:text-properties officeooo:rsid="00242fb8"/>
    </style:style>
    <style:style style:name="T14" style:family="text">
      <style:text-properties officeooo:rsid="00254ac7"/>
    </style:style>
    <style:style style:name="T15" style:family="text">
      <style:text-properties officeooo:rsid="000f7733"/>
    </style:style>
    <style:style style:name="T16" style:family="text">
      <style:text-properties officeooo:rsid="0015aa1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Informe:</text:p>
      <text:p text:style-name="P38"/>
      <text:list xml:id="list1333059441433322756" text:style-name="L1">
        <text:list-item>
          <text:p text:style-name="P13">Fases del primer Sprint:</text:p>
        </text:list-item>
      </text:list>
      <text:p text:style-name="P15"/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column table:style-name="Table1.E"/>
        <table:table-row>
          <table:table-cell table:style-name="Table1.A1" office:value-type="string">
            <text:p text:style-name="P3">Fase</text:p>
          </table:table-cell>
          <table:table-cell table:style-name="Table1.A1" office:value-type="string">
            <text:p text:style-name="P3">Fecha</text:p>
          </table:table-cell>
          <table:table-cell table:style-name="Table1.A1" office:value-type="string">
            <text:p text:style-name="P3">Duración <text:span text:style-name="T1">estimada</text:span></text:p>
          </table:table-cell>
          <table:table-cell table:style-name="Table1.A1" office:value-type="string">
            <text:p text:style-name="P8">Duración real</text:p>
          </table:table-cell>
          <table:table-cell table:style-name="Table1.E1" office:value-type="string">
            <text:p text:style-name="P6">Tardanza / <text:span text:style-name="T4">Inasistencia</text:span></text:p>
          </table:table-cell>
        </table:table-row>
        <table:table-row>
          <table:table-cell table:style-name="Table1.A2" office:value-type="string">
            <text:p text:style-name="P3">Planificación de Sprint</text:p>
          </table:table-cell>
          <table:table-cell table:style-name="Table1.A2" office:value-type="string">
            <text:p text:style-name="P3">11/10/13</text:p>
          </table:table-cell>
          <table:table-cell table:style-name="Table1.A2" office:value-type="string">
            <text:p text:style-name="P3">2 hs</text:p>
          </table:table-cell>
          <table:table-cell table:style-name="Table1.A2" office:value-type="string">
            <text:p text:style-name="P6">2 hs</text:p>
          </table:table-cell>
          <table:table-cell table:style-name="Table1.E2" office:value-type="string">
            <text:p text:style-name="P47">Micaela</text:p>
          </table:table-cell>
        </table:table-row>
        <table:table-row>
          <table:table-cell table:style-name="Table1.A2" office:value-type="string">
            <text:p text:style-name="P9">Daily meeting 1</text:p>
          </table:table-cell>
          <table:table-cell table:style-name="Table1.A2" office:value-type="string">
            <text:p text:style-name="P5">13/10/13</text:p>
          </table:table-cell>
          <table:table-cell table:style-name="Table1.A2" office:value-type="string">
            <text:p text:style-name="P9">10 min</text:p>
          </table:table-cell>
          <table:table-cell table:style-name="Table1.A2" office:value-type="string">
            <text:p text:style-name="P9">8 min</text:p>
          </table:table-cell>
          <table:table-cell table:style-name="Table1.E2" office:value-type="string">
            <text:p text:style-name="P9">So<text:span text:style-name="T14">fía</text:span></text:p>
          </table:table-cell>
        </table:table-row>
        <table:table-row>
          <table:table-cell table:style-name="Table1.A2" office:value-type="string">
            <text:p text:style-name="P3">D<text:span text:style-name="T1">í</text:span>a 1 del Sprint</text:p>
          </table:table-cell>
          <table:table-cell table:style-name="Table1.A2" office:value-type="string">
            <text:p text:style-name="P3">13/10/13</text:p>
          </table:table-cell>
          <table:table-cell table:style-name="Table1.A2" office:value-type="string">
            <text:p text:style-name="P6">5 hs</text:p>
          </table:table-cell>
          <table:table-cell table:style-name="Table1.A2" office:value-type="string">
            <text:p text:style-name="P10">5 hs</text:p>
          </table:table-cell>
          <table:table-cell table:style-name="Table1.E2" office:value-type="string">
            <text:p text:style-name="P43">So<text:span text:style-name="T14">fía</text:span></text:p>
          </table:table-cell>
        </table:table-row>
        <table:table-row>
          <table:table-cell table:style-name="Table1.A2" office:value-type="string">
            <text:p text:style-name="P9">Daily meeting 2</text:p>
          </table:table-cell>
          <table:table-cell table:style-name="Table1.A2" office:value-type="string">
            <text:p text:style-name="P7">15/10/13</text:p>
          </table:table-cell>
          <table:table-cell table:style-name="Table1.A2" office:value-type="string">
            <text:p text:style-name="P9">10 min</text:p>
          </table:table-cell>
          <table:table-cell table:style-name="Table1.A2" office:value-type="string">
            <text:p text:style-name="P10">8 min</text:p>
          </table:table-cell>
          <table:table-cell table:style-name="Table1.E2" office:value-type="string">
            <text:p text:style-name="P47">Micaela</text:p>
          </table:table-cell>
        </table:table-row>
        <table:table-row>
          <table:table-cell table:style-name="Table1.A2" office:value-type="string">
            <text:p text:style-name="P4">D<text:span text:style-name="T1">í</text:span>a <text:span text:style-name="T1">2</text:span> del Sprint</text:p>
          </table:table-cell>
          <table:table-cell table:style-name="Table1.A2" office:value-type="string">
            <text:p text:style-name="P6">15/10/13</text:p>
          </table:table-cell>
          <table:table-cell table:style-name="Table1.A2" office:value-type="string">
            <text:p text:style-name="P6">5 hs</text:p>
          </table:table-cell>
          <table:table-cell table:style-name="Table1.A2" office:value-type="string">
            <text:p text:style-name="P11"><text:span text:style-name="T7">6</text:span> hs</text:p>
          </table:table-cell>
          <table:table-cell table:style-name="Table1.E2" office:value-type="string">
            <text:p text:style-name="P45"><text:span text:style-name="T15">Sofía</text:span> (se <text:span text:style-name="T6">volvió </text:span>antes)</text:p>
          </table:table-cell>
        </table:table-row>
        <table:table-row>
          <table:table-cell table:style-name="Table1.A2" office:value-type="string">
            <text:p text:style-name="P9">Daily meeting 3</text:p>
          </table:table-cell>
          <table:table-cell table:style-name="Table1.A2" office:value-type="string">
            <text:p text:style-name="P7">18/10/13</text:p>
          </table:table-cell>
          <table:table-cell table:style-name="Table1.A2" office:value-type="string">
            <text:p text:style-name="P9">10 min</text:p>
          </table:table-cell>
          <table:table-cell table:style-name="Table1.A2" office:value-type="string">
            <text:p text:style-name="P12">4 min</text:p>
          </table:table-cell>
          <table:table-cell table:style-name="Table1.E2" office:value-type="string">
            <text:p text:style-name="P46"><text:span text:style-name="T15">Sofía</text:span> / <text:span text:style-name="T14">Micaela</text:span></text:p>
          </table:table-cell>
        </table:table-row>
        <table:table-row>
          <table:table-cell table:style-name="Table1.A2" office:value-type="string">
            <text:p text:style-name="P4">D<text:span text:style-name="T1">í</text:span>a <text:span text:style-name="T1">3</text:span> del Sprint</text:p>
          </table:table-cell>
          <table:table-cell table:style-name="Table1.A2" office:value-type="string">
            <text:p text:style-name="P6">18/10/13</text:p>
          </table:table-cell>
          <table:table-cell table:style-name="Table1.A2" office:value-type="string">
            <text:p text:style-name="P6">5 hs</text:p>
          </table:table-cell>
          <table:table-cell table:style-name="Table1.A2" office:value-type="string">
            <text:p text:style-name="P39">6 hs</text:p>
          </table:table-cell>
          <table:table-cell table:style-name="Table1.E2" office:value-type="string">
            <text:p text:style-name="P39">-</text:p>
          </table:table-cell>
        </table:table-row>
        <table:table-row>
          <table:table-cell table:style-name="Table1.A2" office:value-type="string">
            <text:p text:style-name="P6">Revisión de Sprint</text:p>
          </table:table-cell>
          <table:table-cell table:style-name="Table1.A2" office:value-type="string">
            <text:p text:style-name="P6">20/10/13</text:p>
          </table:table-cell>
          <table:table-cell table:style-name="Table1.A2" office:value-type="string">
            <text:p text:style-name="P9">2 hs</text:p>
          </table:table-cell>
          <table:table-cell table:style-name="Table1.A2" office:value-type="string">
            <text:p text:style-name="P39">30 min</text:p>
          </table:table-cell>
          <table:table-cell table:style-name="Table1.E2" office:value-type="string">
            <text:p text:style-name="P6">-</text:p>
          </table:table-cell>
        </table:table-row>
        <table:table-row>
          <table:table-cell table:style-name="Table1.A2" office:value-type="string">
            <text:p text:style-name="P9">Retrospectiva de Sprint</text:p>
          </table:table-cell>
          <table:table-cell table:style-name="Table1.A2" office:value-type="string">
            <text:p text:style-name="P7">20/10/13</text:p>
          </table:table-cell>
          <table:table-cell table:style-name="Table1.A2" office:value-type="string">
            <text:p text:style-name="P9">2 hs</text:p>
          </table:table-cell>
          <table:table-cell table:style-name="Table1.A2" office:value-type="string">
            <text:p text:style-name="P39">30 min</text:p>
          </table:table-cell>
          <table:table-cell table:style-name="Table1.E2" office:value-type="string">
            <text:p text:style-name="P6">-</text:p>
          </table:table-cell>
        </table:table-row>
      </table:table>
      <text:p text:style-name="P14"/>
      <text:p text:style-name="P35"/>
      <text:list xml:id="list5110088363886811021" text:style-name="L2">
        <text:list-item>
          <text:p text:style-name="P18">Tareas realizadas en cada etapa:</text:p>
          <text:list>
            <text:list-item>
              <text:p text:style-name="P18">Planificación:</text:p>
              <text:list>
                <text:list-item>
                  <text:p text:style-name="P21">Inclusión de los elementos más prioritarios del PB al SB.</text:p>
                </text:list-item>
                <text:list-item>
                  <text:p text:style-name="P21">Estimación de esfuerzo requerido por actividad.</text:p>
                </text:list-item>
                <text:list-item>
                  <text:p text:style-name="P21">Organización de los días y horas disponibles por cada miembro.</text:p>
                </text:list-item>
                <text:list-item>
                  <text:p text:style-name="P23">Bosquejos iniciales del modelo de datos.</text:p>
                </text:list-item>
              </text:list>
            </text:list-item>
            <text:list-item>
              <text:p text:style-name="P18">Sprint:</text:p>
              <text:list>
                <text:list-item>
                  <text:p text:style-name="P21">Análisis <text:span text:style-name="T2">y diseño detallado del modelo de datos.</text:span></text:p>
                </text:list-item>
                <text:list-item>
                  <text:p text:style-name="P23">Revisión y cambios menores del modelo de datos.</text:p>
                </text:list-item>
                <text:list-item>
                  <text:p text:style-name="P23">Implementación <text:span text:style-name="T5">de los elementos prioritarios del SB</text:span>.</text:p>
                </text:list-item>
              </text:list>
            </text:list-item>
            <text:list-item>
              <text:p text:style-name="P18">Revisión y retrospectiva:</text:p>
              <text:list>
                <text:list-item>
                  <text:p text:style-name="P37">Revisión de las actividades realizadas.</text:p>
                </text:list-item>
                <text:list-item>
                  <text:p text:style-name="P37">Análisis de los problemas que se presentaron y la agilidad con la que fueron resultos.</text:p>
                </text:list-item>
                <text:list-item>
                  <text:p text:style-name="P37">Opiniones sobre las tecnologías usadas.</text:p>
                </text:list-item>
              </text:list>
            </text:list-item>
          </text:list>
        </text:list-item>
      </text:list>
      <text:p text:style-name="P36"/>
      <text:list xml:id="list192348084407279" text:continue-numbering="true" text:style-name="L2">
        <text:list-item>
          <text:p text:style-name="P34">Fases del segundo sprint:</text:p>
        </text:list-item>
      </text:list>
      <text:p text:style-name="P36"/>
      <table:table table:name="Table2" table:style-name="Table2">
        <table:table-column table:style-name="Table2.A"/>
        <table:table-column table:style-name="Table2.B"/>
        <table:table-column table:style-name="Table2.C" table:number-columns-repeated="2"/>
        <table:table-column table:style-name="Table2.E"/>
        <table:table-row>
          <table:table-cell table:style-name="Table2.A1" office:value-type="string">
            <text:p text:style-name="P40">Fase</text:p>
          </table:table-cell>
          <table:table-cell table:style-name="Table2.A1" office:value-type="string">
            <text:p text:style-name="P40">Fecha</text:p>
          </table:table-cell>
          <table:table-cell table:style-name="Table2.A1" office:value-type="string">
            <text:p text:style-name="P40">Duración <text:span text:style-name="T1">estimada</text:span></text:p>
          </table:table-cell>
          <table:table-cell table:style-name="Table2.A1" office:value-type="string">
            <text:p text:style-name="P41">Duración real</text:p>
          </table:table-cell>
          <table:table-cell table:style-name="Table2.E1" office:value-type="string">
            <text:p text:style-name="P42">Tardanza / <text:span text:style-name="T4">Inasistencia</text:span></text:p>
          </table:table-cell>
        </table:table-row>
        <table:table-row>
          <table:table-cell table:style-name="Table2.A2" office:value-type="string">
            <text:p text:style-name="P40">Planificación de Sprint</text:p>
          </table:table-cell>
          <table:table-cell table:style-name="Table2.A2" office:value-type="string">
            <text:p text:style-name="P40"><text:span text:style-name="T12">25</text:span>/10/13</text:p>
          </table:table-cell>
          <table:table-cell table:style-name="Table2.A2" office:value-type="string">
            <text:p text:style-name="P40"><text:span text:style-name="T13">2</text:span> hs</text:p>
          </table:table-cell>
          <table:table-cell table:style-name="Table2.A2" office:value-type="string">
            <text:p text:style-name="P42"><text:span text:style-name="T13">2</text:span> hs</text:p>
          </table:table-cell>
          <table:table-cell table:style-name="Table2.E2" office:value-type="string">
            <text:p text:style-name="P43">-</text:p>
          </table:table-cell>
        </table:table-row>
        <table:table-row>
          <table:table-cell table:style-name="Table2.A2" office:value-type="string">
            <text:p text:style-name="P43">Daily meeting 1</text:p>
          </table:table-cell>
          <table:table-cell table:style-name="Table2.A2" office:value-type="string">
            <text:p text:style-name="P40"><text:span text:style-name="T12">25</text:span>/10/13</text:p>
          </table:table-cell>
          <table:table-cell table:style-name="Table2.A2" office:value-type="string">
            <text:p text:style-name="P43">10 min</text:p>
          </table:table-cell>
          <table:table-cell table:style-name="Table2.A2" office:value-type="string">
            <text:p text:style-name="P43"><text:span text:style-name="T12">11</text:span> min</text:p>
          </table:table-cell>
          <table:table-cell table:style-name="Table2.E2" office:value-type="string">
            <text:p text:style-name="P43">-</text:p>
          </table:table-cell>
        </table:table-row>
        <table:table-row>
          <table:table-cell table:style-name="Table2.A2" office:value-type="string">
            <text:p text:style-name="P40">D<text:span text:style-name="T1">í</text:span>a 1 del Sprint</text:p>
          </table:table-cell>
          <table:table-cell table:style-name="Table2.A2" office:value-type="string">
            <text:p text:style-name="P40"><text:span text:style-name="T12">25</text:span>/10/13</text:p>
          </table:table-cell>
          <table:table-cell table:style-name="Table2.A2" office:value-type="string">
            <text:p text:style-name="P42"><text:span text:style-name="T13">3</text:span> hs</text:p>
          </table:table-cell>
          <table:table-cell table:style-name="Table2.A2" office:value-type="string">
            <text:p text:style-name="P44"><text:span text:style-name="T13">3,4</text:span> hs</text:p>
          </table:table-cell>
          <table:table-cell table:style-name="Table2.E2" office:value-type="string">
            <text:p text:style-name="P43">-</text:p>
          </table:table-cell>
        </table:table-row>
        <table:table-row>
          <table:table-cell table:style-name="Table2.A2" office:value-type="string">
            <text:p text:style-name="P43">Daily meeting 2</text:p>
          </table:table-cell>
          <table:table-cell table:style-name="Table2.A2" office:value-type="string">
            <text:p text:style-name="P42"><text:span text:style-name="T14">31/</text:span>1<text:span text:style-name="T14">0</text:span>/13</text:p>
          </table:table-cell>
          <table:table-cell table:style-name="Table2.A2" office:value-type="string">
            <text:p text:style-name="P43">10 min</text:p>
          </table:table-cell>
          <table:table-cell table:style-name="Table2.A2" office:value-type="string">
            <text:p text:style-name="P44"><text:span text:style-name="T14">0</text:span> min</text:p>
          </table:table-cell>
          <table:table-cell table:style-name="Table2.E2" office:value-type="string">
            <text:p text:style-name="P47">ABORTADO</text:p>
          </table:table-cell>
        </table:table-row>
        <table:table-row>
          <table:table-cell table:style-name="Table2.A2" office:value-type="string">
            <text:p text:style-name="P40">D<text:span text:style-name="T1">í</text:span>a <text:span text:style-name="T1">2</text:span> del Sprint</text:p>
          </table:table-cell>
          <table:table-cell table:style-name="Table2.A2" office:value-type="string">
            <text:p text:style-name="P42"><text:span text:style-name="T14">31</text:span>/1<text:span text:style-name="T14">0</text:span>/13</text:p>
          </table:table-cell>
          <table:table-cell table:style-name="Table2.A2" office:value-type="string">
            <text:p text:style-name="P42"><text:span text:style-name="T14">2</text:span> hs</text:p>
          </table:table-cell>
          <table:table-cell table:style-name="Table2.A2" office:value-type="string">
            <text:p text:style-name="P45"><text:span text:style-name="T14">0</text:span> hs</text:p>
          </table:table-cell>
          <table:table-cell table:style-name="Table2.E2" office:value-type="string">
            <text:p text:style-name="P47">ABORTADO</text:p>
          </table:table-cell>
        </table:table-row>
        <text:soft-page-break/>
        <table:table-row>
          <table:table-cell table:style-name="Table2.A2" office:value-type="string">
            <text:p text:style-name="P47">Daily meeting 3</text:p>
          </table:table-cell>
          <table:table-cell table:style-name="Table2.A2" office:value-type="string">
            <text:p text:style-name="P47">1/11/14</text:p>
          </table:table-cell>
          <table:table-cell table:style-name="Table2.A2" office:value-type="string">
            <text:p text:style-name="P47">10 min</text:p>
          </table:table-cell>
          <table:table-cell table:style-name="Table2.A2" office:value-type="string">
            <text:p text:style-name="P47">11 min</text:p>
          </table:table-cell>
          <table:table-cell table:style-name="Table2.E2" office:value-type="string">
            <text:p text:style-name="P47">Micaela</text:p>
          </table:table-cell>
        </table:table-row>
        <table:table-row>
          <table:table-cell table:style-name="Table2.A2" office:value-type="string">
            <text:p text:style-name="P47">Día 3 del Sprint</text:p>
          </table:table-cell>
          <table:table-cell table:style-name="Table2.A2" office:value-type="string">
            <text:p text:style-name="P47">1/11/14</text:p>
          </table:table-cell>
          <table:table-cell table:style-name="Table2.A2" office:value-type="string">
            <text:p text:style-name="P47">4 hs</text:p>
          </table:table-cell>
          <table:table-cell table:style-name="Table2.A2" office:value-type="string">
            <text:p text:style-name="P47"/>
          </table:table-cell>
          <table:table-cell table:style-name="Table2.E2" office:value-type="string">
            <text:p text:style-name="P47">Micaela</text:p>
          </table:table-cell>
        </table:table-row>
      </table:table>
      <text:p text:style-name="P20"/>
      <text:list xml:id="list192347585858627" text:continue-numbering="true" text:style-name="L2">
        <text:list-item>
          <text:p text:style-name="P19">Tareas realizadas en cada etapa:</text:p>
          <text:list>
            <text:list-item>
              <text:p text:style-name="P19">Planificación:</text:p>
              <text:list>
                <text:list-item>
                  <text:p text:style-name="P37">Organización del SB.</text:p>
                </text:list-item>
                <text:list-item>
                  <text:p text:style-name="P22">Estimación de esfuerzo requerido por actividad.</text:p>
                </text:list-item>
                <text:list-item>
                  <text:p text:style-name="P22">Organización de los días y horas disponibles por cada miembro.</text:p>
                </text:list-item>
                <text:list-item>
                  <text:p text:style-name="P24">Bosquejos <text:span text:style-name="T14">iniciales </text:span>de <text:span text:style-name="T14">las modificaciones del </text:span>modelo de datos.</text:p>
                </text:list-item>
              </text:list>
            </text:list-item>
            <text:list-item>
              <text:p text:style-name="P19">Sprint:</text:p>
              <text:list>
                <text:list-item>
                  <text:p text:style-name="P22">Análisis <text:span text:style-name="T2">y diseño detallado de los cambios del modelo de datos.</text:span></text:p>
                </text:list-item>
                <text:list-item>
                  <text:p text:style-name="P24">Revisión y cambios menores del modelo de datos.</text:p>
                </text:list-item>
                <text:list-item>
                  <text:p text:style-name="P24">Implementación <text:span text:style-name="T5">de los elementos prioritarios del SB</text:span>.</text:p>
                </text:list-item>
              </text:list>
            </text:list-item>
            <text:list-item>
              <text:p text:style-name="P19">Revisión y retrospectiva:</text:p>
              <text:list>
                <text:list-header>
                  <text:p text:style-name="P19"/>
                </text:list-header>
              </text:list>
            </text:list-item>
          </text:list>
        </text:list-item>
        <text:list-item>
          <text:p text:style-name="P25">Documentación generada <text:span text:style-name="T5">accesible </text:span>en Scrumwise <text:span text:style-name="T5">(PB, SB, burn down chart, documentación de uso, modelos de datos, historial de cambios)</text:span></text:p>
          <text:p text:style-name="P25"/>
        </text:list-item>
        <text:list-item>
          <text:p text:style-name="P25">Roles:</text:p>
          <text:list>
            <text:list-item>
              <text:p text:style-name="P25"><text:span text:style-name="T14">SM</text:span>: Federico.</text:p>
            </text:list-item>
            <text:list-item>
              <text:p text:style-name="P25">Team: Paula, Sofía, Micaela, Gabriel.</text:p>
            </text:list-item>
            <text:list-item>
              <text:p text:style-name="P25"><text:span text:style-name="T14">PO</text:span>: Marcela.</text:p>
              <text:p text:style-name="P25"/>
            </text:list-item>
          </text:list>
        </text:list-item>
        <text:list-item>
          <text:p text:style-name="P25">Responsabilidades:</text:p>
          <text:list>
            <text:list-item>
              <text:p text:style-name="P25">SM: aplicar scrum, organizar reuniones, asegurar que el Team se mantenga enfocado.</text:p>
            </text:list-item>
            <text:list-item>
              <text:p text:style-name="P25">Team: en <text:span text:style-name="T14">S</text:span>crumwise (por tarea).</text:p>
            </text:list-item>
            <text:list-item>
              <text:p text:style-name="P25">PO: responder las consultas, <text:span text:style-name="T9">reorganizar PB</text:span>.</text:p>
              <text:p text:style-name="P25"/>
            </text:list-item>
          </text:list>
        </text:list-item>
        <text:list-item>
          <text:p text:style-name="P25">Generación del prototipo: </text:p>
          <text:list>
            <text:list-item>
              <text:p text:style-name="P27">Desarrollo <text:span text:style-name="T14">del primer sprint: ya presentado.</text:span></text:p>
            </text:list-item>
          </text:list>
          <text:p text:style-name="P27"/>
        </text:list-item>
        <text:list-item>
          <text:p text:style-name="P26">Ventajas del uso de Scrum:</text:p>
          <text:list>
            <text:list-item>
              <text:p text:style-name="P16">Cumplimiento de expectativas del cliente. </text:p>
            </text:list-item>
            <text:list-item>
              <text:p text:style-name="P16">Flexibilidad a cambios. </text:p>
            </text:list-item>
            <text:list-item>
              <text:p text:style-name="P16">El cliente comienza a utilizar las funcionalidades más importantes del proyecto antes de que esté finalizado por completo. </text:p>
            </text:list-item>
            <text:list-item>
              <text:p text:style-name="P16">Mayor calidad del software. </text:p>
            </text:list-item>
            <text:list-item>
              <text:p text:style-name="P17">Mayor productividad (<text:span text:style-name="T14">m</text:span>otivación del equipo al ver resultados en el tiempo)</text:p>
            </text:list-item>
            <text:list-item>
              <text:p text:style-name="P17">Reducción de riesgos. </text:p>
            </text:list-item>
            <text:list-item>
              <text:p text:style-name="P16">Maximiza retorno de la inversión: Producción de software únicamente con las pretaciones que aporan mayor valor al negocio. </text:p>
            </text:list-item>
            <text:list-item>
              <text:p text:style-name="P16">Predicciones de tiempos, ya que se conoce la velocidad media del equipo por sprint y es más fácil estimar.</text:p>
            </text:list-item>
          </text:list>
        </text:list-item>
      </text:list>
      <text:p text:style-name="P2"/>
      <text:list xml:id="list192347383385743" text:continue-numbering="true" text:style-name="L2">
        <text:list-item>
          <text:p text:style-name="P27">Desventajas del uso de scrum:</text:p>
          <text:list>
            <text:list-item>
              <text:p text:style-name="P16">Difícil de aplicar en grandes proyectos. </text:p>
            </text:list-item>
            <text:list-item>
              <text:p text:style-name="P16">Se requiere de un experto en la metodología que monitorice su cumplimiento. </text:p>
            </text:list-item>
            <text:list-item>
              <text:p text:style-name="P16">Es difícil de adaptar para proyectos restringidos a una fecha de entrega y precios cerrados por contrato. </text:p>
            </text:list-item>
            <text:list-item>
              <text:p text:style-name="P16"><text:soft-page-break/>Presupone que el equipo está muy formado y motivado. </text:p>
            </text:list-item>
            <text:list-item>
              <text:p text:style-name="P16">Presupone que el cliente está muy involucrado en el desarrollo y revisa el avance de la funcionalidad (Aunque en realidad no lo hace para los pequeños avances).</text:p>
            </text:list-item>
          </text:list>
        </text:list-item>
      </text:list>
      <text:p text:style-name="P1"/>
      <text:list xml:id="list192346048157268" text:continue-numbering="true" text:style-name="L2">
        <text:list-item>
          <text:p text:style-name="P28">Búsqueda de herramientas:</text:p>
          <text:list>
            <text:list-item>
              <text:p text:style-name="P28">Arrancamos con Trello pero consideramos que le faltaban features por lo que probamos Jira <text:s/>y Scrumwise <text:span text:style-name="T10">en paralelo</text:span>.</text:p>
            </text:list-item>
            <text:list-item>
              <text:p text:style-name="P28"><text:span text:style-name="T10">Probamos con </text:span>Jira <text:span text:style-name="T10">pero </text:span>fue más complicado de usar que Scrumwise, por eso lo descartamos <text:span text:style-name="T10">rápidamente</text:span>.</text:p>
            </text:list-item>
            <text:list-item>
              <text:p text:style-name="P29">Scrumwise <text:span text:style-name="T10">fue la herramienta seleccionada:</text:span></text:p>
              <text:list>
                <text:list-item>
                  <text:p text:style-name="P29"><text:span text:style-name="T10">P</text:span>osee <text:span text:style-name="T10">gestión de </text:span>PB, SB, <text:span text:style-name="T3">generación automática de burndown chart, manejo de releases y actividades del sprint.</text:span></text:p>
                </text:list-item>
                <text:list-item>
                  <text:p text:style-name="P30">Desventajas: <text:span text:style-name="T10">muy alto costo (9 dólares por usuario por mes, Jira cuesta 20 dólares por 10 usuarios por mes)</text:span></text:p>
                </text:list-item>
              </text:list>
            </text:list-item>
            <text:list-item>
              <text:p text:style-name="P37">Video tutorial que muestra el uso de la herramienta:</text:p>
              <text:list>
                <text:list-item>
                  <text:p text:style-name="P37"><text:a xlink:type="simple" xlink:href="http://www.youtube.com/user/Scrumwise"><text:span text:style-name="T16">http://www.youtube.com/user/Scrumwise</text:span></text:a></text:p>
                </text:list-item>
              </text:list>
            </text:list-item>
            <text:list-item>
              <text:p text:style-name="P37">Ventajas:</text:p>
              <text:list>
                <text:list-item>
                  <text:p text:style-name="P37">Pizarra virtual de fácil manipulación.</text:p>
                </text:list-item>
                <text:list-item>
                  <text:p text:style-name="P37">Fácil gestión de usuarios y grupos.</text:p>
                </text:list-item>
                <text:list-item>
                  <text:p text:style-name="P37">Múltiples opciones para la visualización del tiempo consumido (por usuario, sprint, rangos de fechas).</text:p>
                </text:list-item>
                <text:list-item>
                  <text:p text:style-name="P37">Múltiples opciones para <text:span text:style-name="T10">gestión de PB, SB.</text:span></text:p>
                </text:list-item>
                <text:list-item>
                  <text:p text:style-name="P37">G<text:span text:style-name="T10">eneración automática de burndown chart</text:span></text:p>
                </text:list-item>
                <text:list-item>
                  <text:p text:style-name="P37">M<text:span text:style-name="T10">anejo de releases y actividades del sprint.</text:span></text:p>
                </text:list-item>
                <text:list-item>
                  <text:p text:style-name="P37">Documentación abundante.</text:p>
                </text:list-item>
                <text:list-item>
                  <text:p text:style-name="P37">Integración con GitHub.</text:p>
                </text:list-item>
                <text:list-item>
                  <text:p text:style-name="P37">API</text:p>
                </text:list-item>
              </text:list>
            </text:list-item>
            <text:list-item>
              <text:p text:style-name="P37">Desventajas:</text:p>
              <text:list>
                <text:list-item>
                  <text:p text:style-name="P31">Desventajas: <text:span text:style-name="T10">muy alto costo (9 dólares por usuario por mes, Jira cuesta 20 dólares por 10 usuarios por mes) aunque ofrece el primer mes gratis sin necesidad de tarjeta de crédito.</text:span></text:p>
                </text:list-item>
                <text:list-item>
                  <text:p text:style-name="P37">El sistema está desarrollado en Flash.</text:p>
                </text:list-item>
                <text:list-item>
                  <text:p text:style-name="P37">El backspace no funciona en chrome para linux.</text:p>
                </text:list-item>
                <text:list-item>
                  <text:p text:style-name="P37">Soporte para Scrum distribuido (permite el trabajo desde diferentes zonas horarias).</text:p>
                  <text:p text:style-name="P30"/>
                </text:list-item>
              </text:list>
            </text:list-item>
          </text:list>
        </text:list-item>
        <text:list-item>
          <text:p text:style-name="P30"><text:span text:style-name="T8">Recomendación</text:span> de uso de <text:span text:style-name="T11">otra</text:span> metodología:</text:p>
          <text:list>
            <text:list-item>
              <text:p text:style-name="P33"><text:span text:style-name="T14">Se podría recomendar el uso de XP ya que el equipo no posee iguales niveles de conocimiento en el área y se podía aprovechar para mejorar las competencias de los integrantes que menos conocían el lenguaje. </text:span></text:p>
            </text:list-item>
            <text:list-item>
              <text:p text:style-name="P32"><text:span text:style-name="T14">En el caso de </text:span>FDD <text:span text:style-name="T14">nos parece que no es recomendable ya que </text:span>es <text:span text:style-name="T14">más lenta al principio y se requería software funcionando al finalizar la primer iteración. Además el equipo no tiene conocimiento del lenguaje por encima del promedio.</text:span></text:p>
            </text:list-item>
            <text:list-item>
              <text:p text:style-name="P37">Crystal tiene varias prácticas que aplicamos bastante:</text:p>
              <text:list>
                <text:list-item>
                  <text:p text:style-name="P37">Entrega frecuente.</text:p>
                </text:list-item>
                <text:list-item>
                  <text:p text:style-name="P37">Comunicación osmótica.</text:p>
                </text:list-item>
                <text:list-item>
                  <text:p text:style-name="P37">Seguridad personal.</text:p>
                </text:list-item>
                <text:list-item>
                  <text:p text:style-name="P37">Foco (más que nada durante el primer sprint).</text:p>
                </text:list-item>
                <text:list-item>
                  <text:p text:style-name="P37">Fácil acceso a desarrolladores expertos.</text:p>
                </text:list-item>
                <text:list-item>
                  <text:p text:style-name="P37">Grupo de 6 personas o menos.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3T17:33:19.221013343</meta:creation-date>
    <dc:date>2014-11-01T19:23:45.939478037</dc:date>
    <meta:editing-duration>PT11M28S</meta:editing-duration>
    <meta:editing-cycles>8</meta:editing-cycles>
    <meta:generator>LibreOffice/4.2.6.3$Linux_X86_64 LibreOffice_project/420m0$Build-3</meta:generator>
    <meta:document-statistic meta:table-count="2" meta:image-count="0" meta:object-count="0" meta:page-count="3" meta:paragraph-count="182" meta:word-count="960" meta:character-count="5434" meta:non-whitespace-character-count="4729"/>
  </office:meta>
</office:document-meta>
</file>